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4bbf4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30479420" text:style-name="L1">
        <text:list-item>
          <text:p text:style-name="P2">Grape-nut Pudding </text:p>
        </text:list-item>
        <text:list-item>
          <text:p text:style-name="P2">American Chop Suey </text:p>
        </text:list-item>
        <text:list-item>
          <text:p text:style-name="P2">Uncle Peter's Sweet Potato Pudding </text:p>
        </text:list-item>
        <text:list-item>
          <text:p text:style-name="P2">Baked Chicken </text:p>
        </text:list-item>
        <text:list-item>
          <text:p text:style-name="P2">Champagne Chicken </text:p>
        </text:list-item>
        <text:list-item>
          <text:p text:style-name="P2">Creamed Mushrooms </text:p>
        </text:list-item>
        <text:list-item>
          <text:p text:style-name="P2">Singapore Salad </text:p>
        </text:list-item>
        <text:list-item>
          <text:p text:style-name="P2">Man<text:span text:style-name="T1">i</text:span>cotti </text:p>
        </text:list-item>
        <text:list-item>
          <text:p text:style-name="P2">Red Beans &amp; Rice </text:p>
        </text:list-item>
        <text:list-item>
          <text:p text:style-name="P2">Breaded Cod </text:p>
        </text:list-item>
        <text:list-item>
          <text:p text:style-name="P2">Pork Chops, Apples, &amp; Onions </text:p>
        </text:list-item>
        <text:list-item>
          <text:p text:style-name="P2">Dad's Spaghetti </text:p>
          <text:list>
            <text:list-item>
              <text:p text:style-name="P2">Plain Spaghetti </text:p>
            </text:list-item>
            <text:list-item>
              <text:p text:style-name="P2">Frozen Spinach </text:p>
            </text:list-item>
            <text:list-item>
              <text:p text:style-name="P2">Cottage Cheese </text:p>
            </text:list-item>
          </text:list>
        </text:list-item>
        <text:list-item>
          <text:p text:style-name="P2">Pizza </text:p>
        </text:list-item>
        <text:list-item>
          <text:p text:style-name="P2">Chile (Andrew's &amp; Colin's) </text:p>
        </text:list-item>
        <text:list-item>
          <text:p text:style-name="P1">Beans and Rice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1T13:57:37.915916021</meta:creation-date>
    <dc:date>2021-12-31T14:25:27.332239417</dc:date>
    <meta:editing-duration>PT17M39S</meta:editing-duration>
    <meta:editing-cycles>1</meta:editing-cycles>
    <meta:document-statistic meta:table-count="0" meta:image-count="0" meta:object-count="0" meta:page-count="1" meta:paragraph-count="18" meta:word-count="64" meta:character-count="334" meta:non-whitespace-character-count="288"/>
    <meta:generator>LibreOffice/6.4.7.2$Linux_X86_64 LibreOffice_project/40$Build-2</meta:generator>
  </office:meta>
</office:document-meta>
</file>